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o Mono" svg:font-family="'Go Mono'"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8759" officeooo:paragraph-rsid="0001e361"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01e361" officeooo:paragraph-rsid="0001e361"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01e361" officeooo:paragraph-rsid="00063dc6"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97781" officeooo:paragraph-rsid="00097781" style:font-weight-asian="normal" style:font-weight-complex="normal"/>
    </style:style>
    <style:style style:name="P5" style:family="paragraph" style:parent-style-name="Standard">
      <style:paragraph-properties fo:text-align="center" style:justify-single-word="false"/>
      <style:text-properties style:text-underline-style="none" fo:font-weight="bold" officeooo:rsid="0001e361" officeooo:paragraph-rsid="0001e361" style:font-weight-asian="bold" style:font-weight-complex="bold"/>
    </style:style>
    <style:style style:name="P6"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ad26b" officeooo:paragraph-rsid="000ad26b"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a7940" officeooo:paragraph-rsid="001a794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5abd9" officeooo:paragraph-rsid="0015abd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15abd9" officeooo:paragraph-rsid="0015abd9"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Go Mono" style:text-underline-style="solid" style:text-underline-width="auto" style:text-underline-color="font-color" fo:font-weight="normal" officeooo:rsid="0001e361" officeooo:paragraph-rsid="00063dc6" style:font-weight-asian="normal" style:font-weight-complex="normal"/>
    </style:style>
    <style:style style:name="P11" style:family="paragraph" style:parent-style-name="Standard">
      <style:paragraph-properties fo:text-align="start" style:justify-single-word="false"/>
      <style:text-properties style:font-name="TlwgTypewriter" style:text-underline-style="solid" style:text-underline-width="auto" style:text-underline-color="font-color" fo:font-weight="normal" officeooo:rsid="000495f5" officeooo:paragraph-rsid="000495f5" style:font-weight-asian="normal" style:font-weight-complex="normal"/>
    </style:style>
    <style:style style:name="P12" style:family="paragraph" style:parent-style-name="Standard">
      <style:paragraph-properties fo:text-align="start" style:justify-single-word="false"/>
      <style:text-properties style:font-name="TlwgTypewriter" fo:font-style="normal" style:text-underline-style="none" fo:font-weight="normal" officeooo:rsid="0016548a" officeooo:paragraph-rsid="0016548a"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officeooo:rsid="0001f84f"/>
    </style:style>
    <style:style style:name="T3" style:family="text">
      <style:text-properties style:text-underline-style="none" officeooo:rsid="0003a229"/>
    </style:style>
    <style:style style:name="T4" style:family="text">
      <style:text-properties style:text-underline-style="none" officeooo:rsid="000495f5"/>
    </style:style>
    <style:style style:name="T5" style:family="text">
      <style:text-properties style:text-underline-style="none" officeooo:rsid="00063dc6"/>
    </style:style>
    <style:style style:name="T6" style:family="text">
      <style:text-properties style:text-underline-style="none" officeooo:rsid="000783cf"/>
    </style:style>
    <style:style style:name="T7" style:family="text">
      <style:text-properties style:text-underline-style="none" officeooo:rsid="000bc36e"/>
    </style:style>
    <style:style style:name="T8" style:family="text">
      <style:text-properties style:text-underline-style="none" fo:font-weight="bold" style:font-weight-asian="bold" style:font-weight-complex="bold"/>
    </style:style>
    <style:style style:name="T9" style:family="text">
      <style:text-properties style:text-underline-style="none" officeooo:rsid="000c445f"/>
    </style:style>
    <style:style style:name="T10" style:family="text">
      <style:text-properties style:text-underline-style="none" officeooo:rsid="000d8846"/>
    </style:style>
    <style:style style:name="T11" style:family="text">
      <style:text-properties style:text-underline-style="none" officeooo:rsid="000da3e0"/>
    </style:style>
    <style:style style:name="T12" style:family="text">
      <style:text-properties style:text-underline-style="none" officeooo:rsid="000e992f"/>
    </style:style>
    <style:style style:name="T13" style:family="text">
      <style:text-properties style:text-underline-style="none" officeooo:rsid="000f1b8b"/>
    </style:style>
    <style:style style:name="T14" style:family="text">
      <style:text-properties style:text-underline-style="none" officeooo:rsid="00105486"/>
    </style:style>
    <style:style style:name="T15" style:family="text">
      <style:text-properties style:text-underline-style="none" officeooo:rsid="0011bd42"/>
    </style:style>
    <style:style style:name="T16" style:family="text">
      <style:text-properties style:text-underline-style="none" officeooo:rsid="0015555c"/>
    </style:style>
    <style:style style:name="T17" style:family="text">
      <style:text-properties style:text-underline-style="none" officeooo:rsid="0017ab1d"/>
    </style:style>
    <style:style style:name="T18" style:family="text">
      <style:text-properties style:text-underline-style="none" officeooo:rsid="0018d267"/>
    </style:style>
    <style:style style:name="T19" style:family="text">
      <style:text-properties style:text-underline-style="none" officeooo:rsid="001959cf"/>
    </style:style>
    <style:style style:name="T20" style:family="text">
      <style:text-properties style:text-underline-style="none" officeooo:rsid="0019751a"/>
    </style:style>
    <style:style style:name="T21" style:family="text">
      <style:text-properties style:text-underline-style="none" officeooo:rsid="001994cb"/>
    </style:style>
    <style:style style:name="T22" style:family="text">
      <style:text-properties style:text-underline-style="none" officeooo:rsid="002556d6"/>
    </style:style>
    <style:style style:name="T23" style:family="text">
      <style:text-properties officeooo:rsid="0003a229"/>
    </style:style>
    <style:style style:name="T24" style:family="text">
      <style:text-properties style:text-position="super 58%"/>
    </style:style>
    <style:style style:name="T25" style:family="text">
      <style:text-properties style:text-position="super 58%" fo:font-style="normal" style:text-underline-style="none" style:font-style-asian="normal" style:font-style-complex="normal"/>
    </style:style>
    <style:style style:name="T26" style:family="text">
      <style:text-properties style:text-position="super 58%" style:font-name="TlwgTypewriter" style:text-underline-style="none" officeooo:rsid="0003a229"/>
    </style:style>
    <style:style style:name="T27" style:family="text">
      <style:text-properties fo:font-style="italic" style:text-underline-style="none" officeooo:rsid="000495f5" style:font-style-asian="italic" style:font-style-complex="italic"/>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495f5" style:font-style-asian="normal" style:font-style-complex="normal"/>
    </style:style>
    <style:style style:name="T30" style:family="text">
      <style:text-properties fo:font-style="normal" style:text-underline-style="none" officeooo:rsid="00063dc6" style:font-style-asian="normal" style:font-style-complex="normal"/>
    </style:style>
    <style:style style:name="T31" style:family="text">
      <style:text-properties fo:font-style="normal" style:text-underline-style="none" officeooo:rsid="00097781" style:font-style-asian="normal" style:font-style-complex="normal"/>
    </style:style>
    <style:style style:name="T32" style:family="text">
      <style:text-properties fo:font-style="normal" style:text-underline-style="none" officeooo:rsid="001c4a50" style:font-style-asian="normal" style:font-style-complex="normal"/>
    </style:style>
    <style:style style:name="T33" style:family="text">
      <style:text-properties fo:font-style="normal" style:text-underline-style="none" officeooo:rsid="001cb98e" style:font-style-asian="normal" style:font-style-complex="normal"/>
    </style:style>
    <style:style style:name="T34" style:family="text">
      <style:text-properties fo:font-style="normal" style:text-underline-style="none" officeooo:rsid="001f3f44" style:font-style-asian="normal" style:font-style-complex="normal"/>
    </style:style>
    <style:style style:name="T35" style:family="text">
      <style:text-properties fo:font-style="normal" style:text-underline-style="none" officeooo:rsid="00285804" style:font-style-asian="normal" style:font-style-complex="normal"/>
    </style:style>
    <style:style style:name="T36" style:family="text">
      <style:text-properties fo:font-style="normal" style:text-underline-style="none" officeooo:rsid="002a6248" style:font-style-asian="normal" style:font-style-complex="normal"/>
    </style:style>
    <style:style style:name="T37" style:family="text">
      <style:text-properties officeooo:rsid="000bc36e"/>
    </style:style>
    <style:style style:name="T38" style:family="text">
      <style:text-properties officeooo:rsid="0014bef4"/>
    </style:style>
    <style:style style:name="T39" style:family="text">
      <style:text-properties officeooo:rsid="0015d7ed"/>
    </style:style>
    <style:style style:name="T40" style:family="text">
      <style:text-properties officeooo:rsid="0016548a"/>
    </style:style>
    <style:style style:name="T41" style:family="text">
      <style:text-properties officeooo:rsid="0017a602"/>
    </style:style>
    <style:style style:name="T42" style:family="text">
      <style:text-properties style:font-name="TlwgTypewriter" style:text-underline-style="none"/>
    </style:style>
    <style:style style:name="T43" style:family="text">
      <style:text-properties style:font-name="TlwgTypewriter" style:text-underline-style="none" officeooo:rsid="0003a229"/>
    </style:style>
    <style:style style:name="T44" style:family="text">
      <style:text-properties style:font-name="TlwgTypewriter" style:text-underline-style="none" officeooo:rsid="0003ec54"/>
    </style:style>
    <style:style style:name="T45" style:family="text">
      <style:text-properties officeooo:rsid="002c5d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AMI BEACH <text:span text:style-name="T37">WEED </text:span>ZOMBIE <text:span text:style-name="T38">APOCALYPSE</text:span></text:p>
      <text:p text:style-name="P1"/>
      <text:p text:style-name="P2"><text:span text:style-name="T23">ACT</text:span> <text:span text:style-name="T23">I</text:span></text:p>
      <text:p text:style-name="P2"><text:span text:style-name="T1"/></text:p>
      <text:p text:style-name="P10"><text:span text:style-name="T43">4</text:span><text:span text:style-name="T26">th</text:span><text:span text:style-name="T43"> of July, </text:span><text:span text:style-name="T42">2020. </text:span><text:span text:style-name="T44">11:30 PM.</text:span></text:p>
      <text:p text:style-name="P3"><text:span text:style-name="T4">After a </text:span><text:span text:style-name="T5">day-long </text:span><text:span text:style-name="T4">barbecue </text:span><text:span text:style-name="T9">celebrating the nation’s birthday</text:span><text:span text:style-name="T4"> with your closest, </text:span><text:span text:style-name="T6">sleaziest</text:span><text:span text:style-name="T4"> </text:span><text:span text:style-name="T5">business buddies</text:span><text:span text:style-name="T4">, </text:span><text:span text:style-name="T1">you return to your </text:span><text:span text:style-name="T4">gargantuan </text:span><text:span text:style-name="T1">mansion by the beautiful Miami Beach, Florida. </text:span><text:span text:style-name="T4">E</text:span><text:span text:style-name="T1">verything seems perfectly normal. </text:span><text:span text:style-name="T4">B</text:span><text:span text:style-name="T1">usiness is blooming at Luxury Miami Yacht Rentals. </text:span><text:span text:style-name="T4">Y</text:span><text:span text:style-name="T2">ou and your employees seem to have nailed the art of ripping off the filthy-rich inhabitants of this morally malnourished city. As you </text:span><text:span text:style-name="T4">lie back </text:span><text:span text:style-name="T2">in</text:span><text:span text:style-name="T4">to</text:span><text:span text:style-name="T2"> your </text:span><text:span text:style-name="T3">$10,000 </text:span><text:span text:style-name="T4">black satin recliner and turn on your 60-inch 8k television set, you begin to doze off a little. Had a few too many beers, that’s all. </text:span><text:span text:style-name="T9">You </text:span><text:span text:style-name="T10">try reaching for your bong, </text:span><text:span text:style-name="T11">but it’s too far from reach.</text:span><text:span text:style-name="T4"> </text:span><text:span text:style-name="T27">Law &amp; Order: Special Victims Unit</text:span><text:span text:style-name="T29"> is on, but </text:span><text:span text:style-name="T30">it all starts fading into the background, and you feel your consciousness waning with every breath. Zzz...</text:span></text:p>
      <text:p text:style-name="P2"><text:span text:style-name="T29"/></text:p>
      <text:p text:style-name="P11"><text:span text:style-name="T29">5</text:span><text:span text:style-name="T25">th</text:span><text:span text:style-name="T28"> of July, 2020. 3:</text:span><text:span text:style-name="T31">47</text:span><text:span text:style-name="T28"> AM.</text:span></text:p>
      <text:p text:style-name="P4"><text:span text:style-name="T1">The screen flashes red. An agonizing alarm wakes up the whole city. This isn’t</text:span><text:span text:style-name="T12"> your </text:span><text:span text:style-name="T1">typical </text:span><text:span text:style-name="T12">emergency </text:span><text:span text:style-name="T1">hurricane alert – </text:span><text:span text:style-name="T12">no, this is far worse. T</text:span><text:span text:style-name="T1">his sounds like all hell has broken loose and there’s no turning back. This has to be a dream. You turn on the news, and –</text:span></text:p>
      <text:p text:style-name="P4"><text:span text:style-name="T1"/></text:p>
      <text:p text:style-name="P6"><text:span text:style-name="T8">BREAKING NEWS</text:span><text:span text:style-name="T1">. </text:span><text:span text:style-name="T7">A DEADLY INFECTION HAS HIT MIAMI. MEDICAL EXPERTS </text:span><text:span text:style-name="T9">CLAIM </text:span><text:span text:style-name="T7">THAT THIS </text:span><text:span text:style-name="T9">OUTBREAK IS LIKELY </text:span><text:span text:style-name="T14">SPREAD </text:span><text:span text:style-name="T9">BY A </text:span><text:span text:style-name="T13">NEW, POPULAR </text:span><text:span text:style-name="T12">STRAIN OF CANNABIS </text:span><text:span text:style-name="T15">COMMONLY <text:s/>KNOWN AS</text:span><text:span text:style-name="T14"> “THE ZOMB” ON THE STREETS.</text:span><text:span text:style-name="T12"> </text:span><text:span text:style-name="T14">WITHIN MERE DAYS OF INHALATION, THIS HIGHLY DANGEROUS STRAIN </text:span><text:span text:style-name="T15">CAUSES </text:span><text:span text:style-name="T12">SUBJECTS </text:span><text:span text:style-name="T15">TO ENTER A PERMANENT STATE OF </text:span><text:span text:style-name="T16">PRIMAL RAGE AND LOSE ALL COGNITIVE FUNCTION</text:span><text:span text:style-name="T15">. </text:span><text:span text:style-name="T16">THEY WILL WANDER AROUND AIMLESSLY WITH THEIR ARMS FLAILING LIKE </text:span><text:span text:style-name="T22">LOOSE </text:span><text:span text:style-name="T16">TENTACLES, AND ATTACK ANYONE IN SIGHT. PLEASE BE WARNED: STAY AWAY FROM THIS HIGHLY TOXIC STRAIN OF WEED. I REPEAT: STAY AWA–</text:span></text:p>
      <text:p text:style-name="P2"><text:span text:style-name="T1"/></text:p>
      <text:p text:style-name="P8"><text:span text:style-name="T1">Silence. Everything is off. No lights, no sound, complete blackout. This HAS to be a </text:span><text:span text:style-name="T18">bad </text:span><text:span text:style-name="T1">dream! </text:span><text:span text:style-name="T17">Just wake up already! But no, you find yourself unable to awake from this bizarre, life-threatening </text:span><text:span text:style-name="T18">nightmare. </text:span><text:span text:style-name="T20">In the total darkness you rush to every light switch, but to no avail</text:span><text:span text:style-name="T19">. </text:span><text:span text:style-name="T20">Everything is pitch black.</text:span><text:span text:style-name="T19"> “Thank God I didn’t smoke any weed last night,” you think to yourself, </text:span><text:span text:style-name="T20">though quickly embarrassed that you’re beginning to accept the absurd reality that’s </text:span><text:span text:style-name="T21">been </text:span><text:span text:style-name="T20">unfolding </text:span><text:span text:style-name="T21">before your weary eyes.</text:span></text:p>
      <text:p text:style-name="P8"><text:span text:style-name="T21"/></text:p>
      <text:p text:style-name="P7"><text:span text:style-name="T21">B</text:span><text:span text:style-name="T1">ang!</text:span><text:span text:style-name="T28"> </text:span><text:span text:style-name="T1">Bang! Bang!</text:span><text:span text:style-name="T28"> You freeze as you realize your door is being kicked down. You </text:span><text:span text:style-name="T32">rampage through the corridor straight into your room, and hide beneath your bed, not moving a muscle. </text:span><text:span text:style-name="T33">You hear the door finally break. They’re in! The zombies have invaded your private </text:span><text:span text:style-name="T36">abode</text:span><text:span text:style-name="T33">. You think you’re safe, but to your deep dismay, these creatures are </text:span><text:span text:style-name="T34">driven by their enhanced sense of smell. They enter your room, and your bed is no longer an effective cover. So, you crawl out to face them. To your surprise, they have been smoking a joint among themselves this whole time, and as they approach you they try to get you to </text:span><text:span text:style-name="T35">take a hit</text:span><text:span text:style-name="T34">. Your fight-or-flight kicks in, and you instantly break the windowpane and jump out. You MUST stay away from that dangerous weed!! </text:span></text:p>
      <text:p text:style-name="P8"><text:span text:style-name="T1"/></text:p>
      <text:p text:style-name="P8">ACT II</text:p>
      <text:p text:style-name="P8"/>
      <text:p text:style-name="P12">5<text:span text:style-name="T24">th</text:span> of July, 2020. 9:<text:span text:style-name="T41">00</text:span> AM.</text:p>
      <text:p text:style-name="P9"><text:soft-page-break/>You hastily approach your personal yacht by the bay. It looks untarnished and, <text:span text:style-name="T39">with any luck, it has not been </text:span>infiltrated by <text:span text:style-name="T45">the vicious</text:span> weed zombies. <text:span text:style-name="T40">You rush to the cabin, the size of a dozen living room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o Mono" svg:font-family="'Go Mono'"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2:55:49.614319865</meta:creation-date>
    <meta:generator>LibreOffice/6.0.7.3$Linux_X86_64 LibreOffice_project/00m0$Build-3</meta:generator>
    <dc:date>2019-11-05T00:10:35.576215248</dc:date>
    <meta:editing-duration>P1DT10M38S</meta:editing-duration>
    <meta:editing-cycles>35</meta:editing-cycles>
    <meta:document-statistic meta:table-count="0" meta:image-count="0" meta:object-count="0" meta:page-count="2" meta:paragraph-count="12" meta:word-count="551" meta:character-count="3172" meta:non-whitespace-character-count="2628"/>
  </office:meta>
</office:document-meta>
</file>